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/>
      <style:text-properties style:use-window-font-color="true" fo:background-color="transparent"/>
    </style:style>
    <style:style style:name="P21" style:family="paragraph" style:parent-style-name="Heading_20_2">
      <style:paragraph-properties fo:text-align="justify" style:justify-single-word="false" fo:break-before="page"/>
      <style:text-properties style:use-window-font-color="true" fo:background-color="transparent"/>
    </style:style>
    <style:style style:name="P22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0pt" fo:language="ru" fo:country="RU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language="ru" fo:country="RU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fo:language="en" fo:country="US" fo:background-color="transparen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1-23T22:06:41.69">23.01.2010</text:date></text:span><text:span text:style-name="T1">)</text:span></text:p>
          <text:p text:style-name="P2">www.nedopc.com</text:p>
        </draw:text-box>
      </draw:frame>
      <text:p text:style-name="P14">ZX Evolution</text:p>
      <text:p text:style-name="P10"><text:span text:style-name="T1">Аварийное восстановление </text:span>Flash-ROM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s/>1 Назначение<text:tab/>2</text:p>
          <text:p text:style-name="P12"><text:s/>2 Как это сделать<text:tab/>2</text:p>
          <text:p text:style-name="P13"><text:s/>2.1 Подготовка и замечания<text:tab/>2</text:p>
          <text:p text:style-name="P13"><text:s/>2.2 Этап загрузки конфигурации «Флэшер»<text:tab/>3</text:p>
          <text:p text:style-name="P13"><text:s/>2.3 Этап программирования <text:s/>Flash-ROM<text:tab/>3</text:p>
          <text:p text:style-name="P13"><text:s/>2.4 Этап загрузки базовой конфигурации<text:tab/>3</text:p>
        </text:index-body>
      </text:table-of-content>
      <text:p text:style-name="P8"/>
      <text:h text:style-name="P22" text:outline-level="1">Назначение</text:h>
      <text:p text:style-name="Text_20_body">Конфигурация «Флэшер»<text:span text:style-name="T2"> </text:span>предназначена для первичного программирования или аварийного восстановления содержимого <text:span text:style-name="T2">Flash-ROM</text:span> компьютера <text:s/><text:span text:style-name="T2">ZX Evolution.</text:span></text:p>
      <text:p text:style-name="Text_20_body">Официальные конфигурации и прошивки ZX Evolution доступны с сайта разработчика (<text:a xlink:type="simple" xlink:href="http://www.nedopc.com/">www.nedopc.com</text:a>). Но возможна загрузка альтернативных прошивок от других разработчиков.</text:p>
      <text:p text:style-name="P11">Ознакомьтесь с документом «<text:span text:style-name="T2">ZX Evolution</text:span>. Обновление прошивок<text:span text:style-name="T6">.»</text:span></text:p>
      <text:p text:style-name="Text_20_body"/>
      <text:h text:style-name="Heading_20_1" text:outline-level="1">Как это сделать</text:h>
      <text:h text:style-name="Heading_20_2" text:outline-level="2">Подготовка и замечания</text:h>
      <text:p text:style-name="Text_20_body">Понадобятся:</text:p>
      <text:list xml:id="list42165464" text:style-name="L1">
        <text:list-item>
          <text:p text:style-name="P15">SD-карточка, отформатированная в FAT12, FAT16 или FAT32. MMC-карточки не поддерживаются.</text:p>
        </text:list-item>
        <text:list-item>
          <text:p text:style-name="P15">Файл конфигурации «Флэшер» (файл ZXEVO_FW.BIN)</text:p>
        </text:list-item>
        <text:list-item>
          <text:p text:style-name="P15">ZX-<text:span text:style-name="T1">прошивка ПЗУ (файл ZXEVO.ROM)</text:span></text:p>
        </text:list-item>
        <text:list-item>
          <text:p text:style-name="P15">Файл базовой конфигурации (файл ZXEVO_FW.BIN)</text:p>
        </text:list-item>
      </text:list>
      <text:p text:style-name="Text_20_body">Удобно совместить загрузку конфигурации <text:span text:style-name="T2">«</text:span>Флэшер<text:span text:style-name="T2">» </text:span>и непосредственно программирование <text:s/><text:span text:style-name="T2">Flash-ROM. </text:span>Все этапы можно контролировать по светодиоду <text:span text:style-name="T2">PWR LED</text:span> (<text:span text:style-name="T2">VD6), </text:span>сигналам бипера, а также по порту <text:span text:style-name="T2">RS-232.</text:span></text:p>
      <text:p text:style-name="Text_20_body">Количество сигналов бипера указывает на одну из возможных проблем:</text:p>
      <text:list xml:id="list42171519" text:style-name="L2">
        <text:list-item>
          <text:p text:style-name="P16">1 сигнал - не обнаружена <text:span text:style-name="T2">SD</text:span>-карта;</text:p>
        </text:list-item>
        <text:list-item>
          <text:p text:style-name="P16">2 сигнала - ошибка чтения сектора;</text:p>
        </text:list-item>
        <text:list-item>
          <text:p text:style-name="P16">3 сигнала - не найдена файловая система на <text:span text:style-name="T2">SD</text:span>-карте;</text:p>
        </text:list-item>
        <text:list-item>
          <text:p text:style-name="P16">4 сигнала - не найден файл прошивки;</text:p>
        </text:list-item>
        <text:list-item>
          <text:p text:style-name="P16">5 сигналов - файл прошивки повреждён.</text:p>
        </text:list-item>
      </text:list>
      <text:p text:style-name="Text_20_body">Настройки терминальной программы: скорость 115200, без проверки четности, 8 бит, 2 стоп-бита, без управления потоком).</text:p>
      <text:p text:style-name="Text_20_body">Этап программирования <text:s/><text:span text:style-name="T2">Flash-ROM </text:span>также можно контролировать на экране телевизора.</text:p>
      <text:p text:style-name="Text_20_body"/>
      <text:h text:style-name="P21" text:outline-level="2">Этап загрузки конфигурации «Флэшер»</text:h>
      <text:list xml:id="list42158771" text:style-name="L3">
        <text:list-item>
          <text:p text:style-name="P17">В корневую директорию на SD-карточке запишите конфигурацию «Флешер» и <text:span text:style-name="T2">ZX</text:span>-прошивку.</text:p>
        </text:list-item>
        <text:list-item>
          <text:p text:style-name="P17"><text:span text:style-name="T8">Установите </text:span><text:span text:style-name="T9">SD</text:span><text:span text:style-name="T8">-карточку в картодержатель на плате ZX Evo.</text:span></text:p>
        </text:list-item>
        <text:list-item>
          <text:p text:style-name="P17"><text:span text:style-name="T8">Удерживая нажатой кнопку </text:span><text:span text:style-name="T9">SoftReset, </text:span><text:span text:style-name="T8">включите питание компьютера (или нажмите HardReset, если компьютер уже включен).</text:span></text:p>
        </text:list-item>
      </text:list>
      <text:p text:style-name="Text_20_body">При удачной загрузке конфигурации, бипер молчит.</text:p>
      <text:p text:style-name="Text_20_body">Начинает работать только что загруженная конфигурация.</text:p>
      <text:h text:style-name="P19" text:outline-level="2">Этап программирования <text:s/><text:span text:style-name="T9">Flash-ROM</text:span></text:h>
      <text:p text:style-name="Text_20_body">Светодиод горит вполнакала - Flash-ROM стирается.</text:p>
      <text:p text:style-name="Text_20_body">Светодиод мигает - прошивка в Flash-ROM записывается и проверяется.</text:p>
      <text:p text:style-name="Text_20_body">Светодиод погас - запись завершена.</text:p>
      <text:h text:style-name="P20" text:outline-level="2">Этап загрузки базовой конфигурации</text:h>
      <text:list xml:id="list42181584" text:style-name="L4">
        <text:list-item>
          <text:p text:style-name="P18">Установите SD-карточку с файлом базовой конфигурации.</text:p>
        </text:list-item>
        <text:list-item>
          <text:p text:style-name="P18">Удерживая нажатой кнопку SoftReset, включите питание компьютера (или нажмите HardReset, если компьютер уже включен).</text:p>
        </text:list-item>
      </text:list>
      <text:p text:style-name="Text_20_body">При удачной загрузке конфигурации, бипер молчит.</text:p>
      <text:p text:style-name="Text_20_body"><text:span text:style-name="T8">Начинает работать только что загруженная конфигурация (к</text:span>омпьютер запускается уже с новыми прошивкам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font-size="10pt" fo:language="ru" fo:country="RU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</text:span><text:span text:style-name="MT2">n</text:span><text:span text:style-name="MT3">.</text:span><text:span text:style-name="MT2"> </text:span><text:span text:style-name="MT3">Аварийное восстановление </text:span><text:span text:style-name="MT2">Flash-ROM</text:span><text:span text:style-name="MT4">.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p</meta:initial-creator>
    <meta:creation-date>2010-01-23T22:06:40.03</meta:creation-date>
    <meta:generator>OpenOffice.org/3.1$Win32 OpenOffice.org_project/310m19$Build-9420</meta:generator>
    <meta:editing-duration>PT00H01M27S</meta:editing-duration>
    <meta:editing-cycles>2</meta:editing-cycles>
    <meta:document-statistic meta:table-count="0" meta:image-count="0" meta:object-count="0" meta:page-count="3" meta:paragraph-count="48" meta:word-count="343" meta:character-count="2598"/>
    <dc:date>2010-01-23T22:06:41.56</dc:date>
    <dc:creator>DDp</dc:creator>
  </office:meta>
</office:document-meta>
</file>